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9A00000AA004EA74BA05DAD02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be7d5" draw:textarea-horizontal-align="justify" draw:textarea-vertical-align="middle" draw:auto-grow-height="false" fo:min-height="11.51cm" fo:min-width="11.564cm"/>
    </style:style>
    <style:style style:name="gr2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dee0db" draw:textarea-horizontal-align="justify" draw:textarea-vertical-align="middle" draw:auto-grow-height="false" fo:min-height="2.335cm" fo:min-width="2.08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e28687" draw:textarea-horizontal-align="justify" draw:textarea-vertical-align="middle" draw:auto-grow-height="false" fo:min-height="1.563cm" fo:min-width="1.313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dfcc83" draw:textarea-horizontal-align="justify" draw:textarea-vertical-align="middle" draw:auto-grow-height="false" fo:min-height="1.242cm" fo:min-width="0.98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8faae1" draw:textarea-horizontal-align="justify" draw:textarea-vertical-align="middle" draw:auto-grow-height="false" fo:min-height="0.58cm" fo:min-width="0.331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98cm" fo:min-width="0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dfcc83" draw:textarea-horizontal-align="justify" draw:textarea-vertical-align="middle" draw:auto-grow-height="false" fo:min-height="0.6cm" fo:min-width="0.35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e28687" draw:textarea-horizontal-align="justify" draw:textarea-vertical-align="middle" draw:auto-grow-height="false" fo:min-height="0.316cm" fo:min-width="0.066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dfcc83" draw:textarea-horizontal-align="justify" draw:textarea-vertical-align="middle" draw:auto-grow-height="false" fo:min-height="0.548cm" fo:min-width="0.29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e28687" draw:textarea-horizontal-align="justify" draw:textarea-vertical-align="middle" draw:auto-grow-height="false" fo:min-height="0.264cm" fo:min-width="0.014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8faae1" draw:textarea-horizontal-align="justify" draw:textarea-vertical-align="middle" draw:auto-grow-height="false" fo:min-height="0.034cm" fo:min-width="0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8faae1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be7d5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dee0db"/>
      <style:paragraph-properties fo:text-align="center"/>
    </style:style>
    <style:style style:name="P4" style:family="paragraph">
      <loext:graphic-properties draw:fill-color="#e28687"/>
      <style:paragraph-properties fo:text-align="center"/>
    </style:style>
    <style:style style:name="P5" style:family="paragraph">
      <loext:graphic-properties draw:fill-color="#dfcc83"/>
      <style:paragraph-properties fo:text-align="center"/>
    </style:style>
    <style:style style:name="P6" style:family="paragraph">
      <loext:graphic-properties draw:fill-color="#8faae1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064cm" svg:height="11.76cm" svg:x="2.96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23cm" svg:height="14.9cm" svg:x="18.32cm" svg:y="0.425cm">
          <draw:image xlink:href="Pictures/100000000000069A00000AA004EA74BA05DAD020.jpg" xlink:type="simple" xlink:show="embed" xlink:actuate="onLoad">
            <text:p/>
          </draw:image>
        </draw:frame>
        <draw:custom-shape draw:style-name="gr3" draw:text-style-name="P3" draw:layer="layout" svg:width="3.729cm" svg:height="3.729cm" svg:x="1.68cm" svg:y="0.41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.68cm" svg:y="0.4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2.456cm" svg:y="1.18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2.662cm" svg:y="1.3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3.26cm" svg:y="2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.681cm" svg:y="0.414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.681cm" svg:y="0.41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2.458cm" svg:y="1.18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2.663cm" svg:y="1.39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3.261cm" svg:y="2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.68cm" svg:y="4.14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.68cm" svg:y="4.14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2.456cm" svg:y="4.91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2.662cm" svg:y="5.12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3.26cm" svg:y="5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.681cm" svg:y="4.1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.681cm" svg:y="4.1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2.458cm" svg:y="4.91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2.663cm" svg:y="5.12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3.261cm" svg:y="5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.681cm" svg:y="7.87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.681cm" svg:y="7.8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2.457cm" svg:y="8.64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2.663cm" svg:y="8.8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3.261cm" svg:y="9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.682cm" svg:y="7.87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.682cm" svg:y="7.87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2.459cm" svg:y="8.64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2.664cm" svg:y="8.8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3.262cm" svg:y="9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.681cm" svg:y="11.60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.681cm" svg:y="11.60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2.457cm" svg:y="12.38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2.663cm" svg:y="12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3.261cm" svg:y="13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.682cm" svg:y="11.6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.682cm" svg:y="11.6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2.459cm" svg:y="12.384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2.664cm" svg:y="12.59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3.262cm" svg:y="13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.68cm" svg:y="0.41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.68cm" svg:y="0.4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2.456cm" svg:y="1.18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2.662cm" svg:y="1.3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3.26cm" svg:y="2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.681cm" svg:y="0.414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.681cm" svg:y="0.41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2.458cm" svg:y="1.18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2.663cm" svg:y="1.39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3.261cm" svg:y="2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.68cm" svg:y="4.14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.68cm" svg:y="4.14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2.456cm" svg:y="4.91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2.662cm" svg:y="5.12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3.26cm" svg:y="5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.681cm" svg:y="4.1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.681cm" svg:y="4.1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2.458cm" svg:y="4.91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2.663cm" svg:y="5.12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3.261cm" svg:y="5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.681cm" svg:y="7.87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.681cm" svg:y="7.8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2.457cm" svg:y="8.64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2.663cm" svg:y="8.8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3.261cm" svg:y="9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.682cm" svg:y="7.87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.682cm" svg:y="7.87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2.459cm" svg:y="8.64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2.664cm" svg:y="8.8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3.262cm" svg:y="9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.681cm" svg:y="11.60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.681cm" svg:y="11.60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2.457cm" svg:y="12.38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2.663cm" svg:y="12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3.261cm" svg:y="13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.682cm" svg:y="11.6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.682cm" svg:y="11.6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2.459cm" svg:y="12.384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2.664cm" svg:y="12.59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3.262cm" svg:y="13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5.411cm" svg:y="0.41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5.411cm" svg:y="0.4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6.187cm" svg:y="1.18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6.393cm" svg:y="1.3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6.991cm" svg:y="2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5.412cm" svg:y="0.414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5.412cm" svg:y="0.41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6.189cm" svg:y="1.18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6.394cm" svg:y="1.39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6.992cm" svg:y="2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5.411cm" svg:y="4.14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5.411cm" svg:y="4.14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6.187cm" svg:y="4.91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6.393cm" svg:y="5.12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6.991cm" svg:y="5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5.412cm" svg:y="4.1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5.412cm" svg:y="4.14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6.189cm" svg:y="4.91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6.394cm" svg:y="5.12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6.992cm" svg:y="5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5.412cm" svg:y="7.87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5.412cm" svg:y="7.8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6.188cm" svg:y="8.64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6.394cm" svg:y="8.8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6.992cm" svg:y="9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5.413cm" svg:y="7.87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5.413cm" svg:y="7.87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6.19cm" svg:y="8.64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6.395cm" svg:y="8.8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6.993cm" svg:y="9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5.412cm" svg:y="11.60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5.412cm" svg:y="11.60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6.188cm" svg:y="12.38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6.394cm" svg:y="12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6.992cm" svg:y="13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5.413cm" svg:y="11.6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5.413cm" svg:y="11.6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6.19cm" svg:y="12.384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6.395cm" svg:y="12.59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6.993cm" svg:y="13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9.149cm" svg:y="0.41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9.149cm" svg:y="0.41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9.925cm" svg:y="1.18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10.131cm" svg:y="1.39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10.729cm" svg:y="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9.15cm" svg:y="0.41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9.15cm" svg:y="0.4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9.927cm" svg:y="1.18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10.132cm" svg:y="1.3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10.73cm" svg:y="2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9.149cm" svg:y="4.14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9.149cm" svg:y="4.14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9.925cm" svg:y="4.91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10.131cm" svg:y="5.12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10.729cm" svg:y="5.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9.15cm" svg:y="4.14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9.15cm" svg:y="4.14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9.927cm" svg:y="4.91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10.132cm" svg:y="5.12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10.73cm" svg:y="5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9.15cm" svg:y="7.8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9.15cm" svg:y="7.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9.926cm" svg:y="8.644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10.132cm" svg:y="8.85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10.73cm" svg:y="9.4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9.151cm" svg:y="7.87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9.151cm" svg:y="7.8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9.928cm" svg:y="8.64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10.133cm" svg:y="8.85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10.731cm" svg:y="9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9.15cm" svg:y="11.60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9.15cm" svg:y="11.6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9.926cm" svg:y="12.38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10.132cm" svg:y="12.5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10.73cm" svg:y="13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9.151cm" svg:y="11.60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9.151cm" svg:y="11.60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9.928cm" svg:y="12.38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10.133cm" svg:y="12.59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10.731cm" svg:y="13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2.878cm" svg:y="0.41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2.878cm" svg:y="0.4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13.654cm" svg:y="1.18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13.86cm" svg:y="1.39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14.458cm" svg:y="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2.879cm" svg:y="0.41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2.879cm" svg:y="0.41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13.656cm" svg:y="1.18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13.861cm" svg:y="1.3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14.459cm" svg:y="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2.878cm" svg:y="4.14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2.878cm" svg:y="4.1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13.654cm" svg:y="4.914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13.86cm" svg:y="5.1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14.458cm" svg:y="5.7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2.879cm" svg:y="4.14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2.879cm" svg:y="4.14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13.656cm" svg:y="4.91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13.861cm" svg:y="5.12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14.459cm" svg:y="5.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2.879cm" svg:y="7.869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2.879cm" svg:y="7.86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13.655cm" svg:y="8.6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13.861cm" svg:y="8.8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14.459cm" svg:y="9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2.88cm" svg:y="7.8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2.88cm" svg:y="7.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13.657cm" svg:y="8.644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13.862cm" svg:y="8.8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14.46cm" svg:y="9.4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2.879cm" svg:y="11.60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2.879cm" svg:y="11.6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13.655cm" svg:y="12.3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13.861cm" svg:y="12.58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14.459cm" svg:y="13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29cm" svg:height="3.729cm" svg:x="12.88cm" svg:y="11.60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4" draw:layer="layout" svg:width="3.729cm" svg:height="3.729cm" svg:x="12.88cm" svg:y="11.6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2.176cm" svg:height="2.18cm" svg:x="13.657cm" svg:y="12.38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1.765cm" svg:height="1.764cm" svg:x="13.862cm" svg:y="12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64cm" svg:height="0.564cm" svg:x="14.46cm" svg:y="13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2cm" svg:height="1.2cm" svg:x="0.7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8cm" svg:height="0.8cm" svg:x="0.96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0.76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8cm" svg:height="0.8cm" svg:x="0.96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0.762cm" svg:y="1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8cm" svg:height="0.8cm" svg:x="0.962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6.29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8cm" svg:height="0.8cm" svg:x="16.49cm" svg:y="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6.291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8cm" svg:height="0.8cm" svg:x="16.491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6.292cm" svg:y="1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8cm" svg:height="0.8cm" svg:x="16.492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4cm" svg:height="0.4cm" svg:x="1.16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4cm" svg:height="0.4cm" svg:x="1.16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4cm" svg:height="0.4cm" svg:x="1.162cm" svg:y="11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4cm" svg:height="0.4cm" svg:x="16.69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4cm" svg:height="0.4cm" svg:x="16.691cm" svg:y="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4cm" svg:height="0.4cm" svg:x="16.692cm" svg:y="1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12-07T22:58:21.808795448</meta:creation-date>
    <dc:date>2024-12-07T23:41:40.090143244</dc:date>
    <meta:editing-duration>PT17M7S</meta:editing-duration>
    <meta:editing-cycles>5</meta:editing-cycles>
    <meta:generator>LibreOffice/6.0.7.3$Linux_X86_64 LibreOffice_project/00m0$Build-3</meta:generator>
    <meta:document-statistic meta:object-count="243"/>
  </office:meta>
</office:document-meta>
</file>